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14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14%" style:writing-mode="lr-tb"/>
    </style:style>
    <style:style style:name="T1" style:family="text"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draw:frame draw:style-name="fr1" draw:name="Objeto1" text:anchor-type="paragraph" svg:width="15.016cm" svg:height="17.916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7:55:21.503000000</meta:creation-date>
    <dc:date>2015-02-05T18:00:33.202000000</dc:date>
    <meta:editing-duration>P0D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4.1.1.2$Windows_x86 LibreOffice_project/7e4286b58adc75a14f6d83f53a03b6c11fa290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8cm"/>
    </style:style>
    <style:style style:name="co2" style:family="table-column">
      <style:table-column-properties fo:break-before="auto" style:column-width="8.8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Planilha1" table:style-name="ta1">
        <table:table-column table:style-name="co1" table:default-cell-style-name="ce3"/>
        <table:table-column table:style-name="co2" table:default-cell-style-name="ce4"/>
        <table:table-row table:style-name="ro1">
          <table:table-cell office:value-type="string" calcext:value-type="string">
            <text:p>ID #</text:p>
          </table:table-cell>
          <table:table-cell table:style-name="ce3" office:value-type="string" calcext:value-type="string">
            <text:p>HISTÓR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sualizar Perfi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screver um Recado para Colaborado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scar Colaborad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iar Comunidad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ibir um Banner (Anúncio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ceitar Colaborador como Amig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crever no Fórum da Comunidad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bir, Remover Fotos do Álbum do Colaborad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iar um Perfi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sultar o Fórum da Comunidad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xpulsar Participante da Comunidad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terar Perfi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sultar Recados do Colaborad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xibir Amigos do Colaborad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screver um Depoimento para Amig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ogi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stabelecer Relacionamento com Colaborado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uscar Comunidad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terar dados da Comunidad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cluir Perfi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ceitar ou Apagar um Depoiment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pagar Recado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lacionar Comunidade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gnorar Colaborado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inalizar Relacionamento com Amig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xcluir meu Perfi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oderar Fórum da Comunidad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iar um Banne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mentar Foto de Amig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ntrar na Comunidade 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